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WW8Num2"/>
    <style:style style:name="P18" style:family="paragraph" style:parent-style-name="Text_20_body" style:list-style-name="WW8Num3"/>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2">
      <style:paragraph-properties fo:margin-left="0.5in" fo:margin-right="0in" fo:text-indent="-0.25in" style:auto-text-indent="false"/>
    </style:style>
    <style:style style:name="P22" style:family="paragraph" style:parent-style-name="Heading_20_1" style:master-page-name="MyHeader1">
      <style:paragraph-properties style:page-number="1" fo:break-before="page"/>
    </style:style>
    <style:style style:name="P23" style:family="paragraph" style:parent-style-name="template" style:list-style-name="L3">
      <style:text-properties fo:font-style="normal" style:font-style-asian="normal" style:font-style-complex="normal"/>
    </style:style>
    <style:style style:name="P24" style:family="paragraph" style:parent-style-name="template" style:list-style-name="L4">
      <style:text-properties fo:font-style="normal" style:font-style-asian="normal" style:font-style-complex="normal"/>
    </style:style>
    <style:style style:name="P25" style:family="paragraph" style:parent-style-name="template" style:list-style-name="L5">
      <style:text-properties fo:font-style="normal" style:font-style-asian="normal" style:font-style-complex="normal"/>
    </style:style>
    <style:style style:name="P26"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22"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41533326" text:style-name="WW8Num2">
        <text:list-item>
          <text:p text:style-name="P17">Requirement Identifier (SRS-xxxx)</text:p>
        </text:list-item>
        <text:list-item>
          <text:p text:style-name="P17">Requirement Text (clear, specific and can stand alone)</text:p>
        </text:list-item>
        <text:list-item>
          <text:p text:style-name="P17">Rationale (why the requirement is necessary)</text:p>
        </text:list-item>
        <text:list-item>
          <text:p text:style-name="P17">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41530193" text:style-name="WW8Num3">
        <text:list-item>
          <text:p text:style-name="P18">Pinsetter Interface / Scorer</text:p>
        </text:list-item>
        <text:list-item>
          <text:p text:style-name="P18">Upper Display</text:p>
        </text:list-item>
        <text:list-item>
          <text:p text:style-name="P18">Lower Display / User Input</text:p>
        </text:list-item>
        <text:list-item>
          <text:p text:style-name="P18"><text:soft-page-break/>Front Desk</text:p>
        </text:list-item>
      </text:list>
      <text:p text:style-name="Text_20_body"/>
      <text:p text:style-name="Text_20_body">The Pinsetter Interface / Scorer device (Scorer) will be located on the capping between 2 pinsetters of a lane pair. <text:s/>It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can see the current scorer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the scorers, uppers and lowers on / off.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41522286" text:style-name="L1">
        <text:list-item>
          <text:p text:style-name="P19">Register bowlers by name</text:p>
        </text:list-item>
        <text:list-item>
          <text:p text:style-name="P19">Register when a ball is thrown</text:p>
        </text:list-item>
        <text:list-item>
          <text:p text:style-name="P19">Sense the standing pins after each ball thrown</text:p>
        </text:list-item>
        <text:list-item>
          <text:p text:style-name="P19">Scorer the game</text:p>
        </text:list-item>
        <text:list-item>
          <text:p text:style-name="P19">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ings on different lanes or over the internet (if the bowling center has internet access).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Linux system with a live CD (Knoppix) type of startup sequence. <text:s/>Some bowling centers don't have good air conditioning, so the computers need to run cool.</text:p>
      <text:h text:style-name="Heading_20_2" text:outline-level="2"><text:soft-page-break/>Design and Implementation Constraints</text:h>
      <text:list xml:id="list41528031" text:style-name="L2">
        <text:list-item>
          <text:p text:style-name="P21">The software will be developed in C / C++ since almost all microprocessors have compilers for those languages.</text:p>
        </text:list-item>
        <text:list-item>
          <text:p text:style-name="P21">3D graphics are planned for the Uppers and Lowers, so a decent graphics card / chip set will be needed. <text:s/>OpenGL will be used for the 3D graphics.</text:p>
        </text:list-item>
      </text:list>
      <text:list xml:id="list41530351" text:style-name="L3">
        <text:list-item>
          <text:p text:style-name="P20">The software should be designed for 32 or 64 bit processors and little or big endian processors</text:p>
        </text:list-item>
        <text:list-item>
          <text:p text:style-name="P20">The system should be reliable and small, so Linux will be used as the operating system.</text:p>
        </text:list-item>
        <text:list-item>
          <text:p text:style-name="P20">The system will be similar to a live CD (Knoppix) type of startup sequence to sample the hardware and load the correct drivers.</text:p>
        </text:list-item>
        <text:list-item>
          <text:p text:style-name="P20">Memory: 500MB minimum to support the OS and applications.</text:p>
        </text:list-item>
        <text:list-item>
          <text:p text:style-name="P20">There will be an Interface Control Document (ICD) to capture the communication protocol.</text:p>
        </text:list-item>
        <text:list-item>
          <text:p text:style-name="P20">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quirements.</text:p>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Pinsetter</text:h>
      <text:p text:style-name="template">&lt;Don’t really say “System Feature 1.” State the feature name in just a few words.&gt;</text:p>
      <text:p text:style-name="level_20_4"><text:soft-page-break/>3.1.1<text:tab/>Description and Priority</text:p>
      <text:p text:style-name="P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3.1.2<text:tab/>Stimulus/Response Sequences</text:p>
      <text:p text:style-name="P3">&lt;List the sequences of user actions and system responses that stimulate the behavior defined for this feature. These will correspond to the dialog elements associated with use cases.&gt;</text:p>
      <text:p text:style-name="level_20_4">3.1.3<text:tab/>Functional Requirements</text:p>
      <text:p text:style-name="P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
      <text:p text:style-name="P3">&lt;Each requirement should be uniquely identified with a sequence number or a meaningful tag of some kind.&gt;</text:p>
      <text:p text:style-name="P4"/>
      <text:p text:style-name="requirement">REQ-1:<text:tab/></text:p>
      <text:p text:style-name="requirement">REQ-2:<text:tab/></text:p>
      <text:h text:style-name="Heading_20_2" text:outline-level="2">Scorer</text:h>
      <text:h text:style-name="Heading_20_2" text:outline-level="2">Graphics</text:h>
      <text:h text:style-name="Heading_20_2" text:outline-level="2"/>
      <text:h text:style-name="Heading_20_1" text:outline-level="1">External Interface Requirements</text:h>
      <text:h text:style-name="Heading_20_2" text:outline-level="2">User Interfaces</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soft-page-break/>Hardware Interfaces</text:h>
      <text:p text:style-name="Text_20_body">Serial port (TV and pinsetters), USB 2.0 (2 ports min - TV, web cams), Graphics (RBG/VGA, HDMI)</text:p>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soft-page-break/>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Matt's Items to remember:</text:p>
      <text:list xml:id="list42393353" text:continue-numbering="true" text:style-name="L3">
        <text:list-item>
          <text:p text:style-name="P23">Switch or proximity sensor for pinsetter ball thrown</text:p>
        </text:list-item>
        <text:list-item>
          <text:p text:style-name="P23">Send ball thrown status over network once a second or on transitions</text:p>
        </text:list-item>
        <text:list-item>
          <text:p text:style-name="P23">Standing pin sensing</text:p>
        </text:list-item>
        <text:list-item>
          <text:p text:style-name="P23">Heart beat messages</text:p>
        </text:list-item>
        <text:list-item>
          <text:p text:style-name="P23">XML for network interfaces. <text:s/>Supports UTF-8 &amp; UTF-16 for Unicode encoding. <text:s/>Use the XML declaration to define the encoding. Exception is data packets (web cam picture, etc) TFTP or FTP?</text:p>
        </text:list-item>
        <text:list-item>
          <text:p text:style-name="P23">Use expat or libxml2 or equivalent for XML encoding</text:p>
        </text:list-item>
        <text:list-item>
          <text:p text:style-name="P23">Have a utility that logs the current version of all relevant software on the box</text:p>
        </text:list-item>
        <text:list-item>
          <text:p text:style-name="P23">COTS hardware when available</text:p>
        </text:list-item>
        <text:list-item>
          <text:p text:style-name="P23">TV interfaces – turn on/off, switch channel (serial interface?)</text:p>
        </text:list-item>
        <text:list-item>
          <text:p text:style-name="P23">Configuration files (TV type, web cams, lane number, host name, etc)</text:p>
        </text:list-item>
        <text:list-item>
          <text:p text:style-name="P23">Log files (flash memory limitations)</text:p>
        </text:list-item>
        <text:list-item>
          <text:p text:style-name="P23">Create an ICD</text:p>
        </text:list-item>
        <text:list-item>
          <text:p text:style-name="P23">10-pin scoring with 3 balls per frame supported</text:p>
        </text:list-item>
        <text:list-item>
          <text:p text:style-name="P23">Startup withing 3 minutes (2 minutes preferred)</text:p>
        </text:list-item>
        <text:list-item>
          <text:p text:style-name="P23">Startup sequence samples the hardware to load the proper drivers</text:p>
        </text:list-item>
        <text:list-item>
          <text:p text:style-name="P23">Multi-threaded to keep performance high</text:p>
        </text:list-item>
        <text:list-item>
          <text:p text:style-name="P23">Interrupt based – not polling</text:p>
        </text:list-item>
        <text:list-item>
          <text:p text:style-name="P23">No moving or spinning parts – all solid state, because of high vibration and shock</text:p>
        </text:list-item>
        <text:list-item>
          <text:p text:style-name="P23">Intercom (VOIP) system – low priority</text:p>
        </text:list-item>
        <text:list-item>
          <text:p text:style-name="P23">Error reporting (XML parsing errors, etc)</text:p>
        </text:list-item>
        <text:list-item>
          <text:p text:style-name="P23">Screen resolution 1024 x 768 minimum</text:p>
        </text:list-item>
        <text:list-item>
          <text:p text:style-name="P23">Screens for scoring should be scalable to many sizes. <text:s/>May be embedded in a frame of a window to sports scores can scroll across the bottom and other information can be displayed in other frames.</text:p>
        </text:list-item>
        <text:list-item>
          <text:p text:style-name="P23">Software updates (TFTP or FTP). <text:s/>Have to update the read-only partition, etc?</text:p>
        </text:list-item>
        <text:list-item>
          <text:p text:style-name="P23">Support up to 40 lanes for small to medium centers (normal 10 or less).</text:p>
        </text:list-item>
        <text:list-item>
          <text:p text:style-name="P23">Maintenance: the cameras will need to cleaned regularly especially in smokey environments.</text:p>
        </text:list-item>
      </text:list>
      <text:p text:style-name="P5"/>
      <text:p text:style-name="P5">Prototype items:</text:p>
      <text:list xml:id="list41520268" text:style-name="L4">
        <text:list-item>
          <text:p text:style-name="P24">Pinsetter switch signals. <text:s/>Use RS232 (DB9) or parallel port?</text:p>
        </text:list-item>
        <text:list-item>
          <text:p text:style-name="P24">Pinsetter web cam with Linux</text:p>
        </text:list-item>
        <text:list-item>
          <text:p text:style-name="P24">Analyzing picture of pins and sending data to other computers – embed picture file in XML?or FTP / TFTP instead (Qt has an FTP class)? <text:s/>Same issue with software updates and image / exciter / advertisement updates.</text:p>
        </text:list-item>
      </text:list>
      <text:p text:style-name="P5"/>
      <text:p text:style-name="P5">Utilities:</text:p>
      <text:list xml:id="list41507982" text:style-name="L5">
        <text:list-item>
          <text:p text:style-name="P25">Configuration file to sum up all relevant software versions</text:p>
        </text:list-item>
        <text:list-item>
          <text:p text:style-name="P25">Pinsetter ball indicator</text:p>
        </text:list-item>
        <text:list-item>
          <text:p text:style-name="P25">Software updater / installer</text:p>
        </text:list-item>
        <text:list-item>
          <text:p text:style-name="P25">Testing software. <text:s/>BIT – Built In Test software to help troubleshoot issues.</text:p>
        </text:list-item>
        <text:list-item>
          <text:p text:style-name="P25">Assign IP addresses and/or host names for the devices (before first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7</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7</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SBP</dc:title>
    <dc:subject>SRS for OSBP</dc:subject>
    <meta:initial-creator>Karl Wiegers</meta:initial-creator>
    <meta:creation-date>2009-11-11T18:35:00</meta:creation-date>
    <dc:creator>Matt Mead</dc:creator>
    <dc:date>2009-11-21T22:28:41.07</dc:date>
    <meta:editing-cycles>57</meta:editing-cycles>
    <meta:editing-duration>PT23H19M06S</meta:editing-duration>
    <meta:generator>OpenOffice.org/3.1$Win32 OpenOffice.org_project/310m19$Build-9420</meta:generator>
    <meta:document-statistic meta:table-count="1" meta:image-count="0" meta:object-count="0" meta:page-count="10" meta:paragraph-count="192" meta:word-count="2913" meta:character-count="18285"/>
    <meta:user-defined meta:name="Project">The Open Source Bowling Project</meta:user-defined>
    <meta:user-defined meta:name="dgnword-docGUID">{2CC74E0D-E94F-445A-8743-4FB3C5B198CA}</meta:user-defined>
    <meta:user-defined meta:name="dgnword-eventsink">22325624</meta:user-defined>
  </office:meta>
</office:document-meta>
</file>